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DescriptorReader.createClassDescriptor( Class clazz , Node nodeAnnotat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nnotationDescriptorReader.buildClassDescriptor( MappingDescriptor mappingDescriptor , 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notationDescriptorReader.addCollectionDescriptor( MappingDescriptor mappingDescriptor , ClassDescriptor descriptor , java . lang . reflect . Field field , Collection collectionAnnot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AnnotationDescriptorReader.addImplementDescriptor( ClassDescriptor classDescriptor , 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notationDescriptorReader.addBeanDescriptor( ClassDescriptor classDescriptor , String fieldName , Bean beanAnnot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nnotationDescriptorReader.addAttributeDescriptors( MappingDescriptor mappingDescriptor , ClassDescriptor classDescriptor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DescriptorReader.loadClassDescript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DescriptorReader.setElementClassName( CollectionDescriptor collectionDescriptor , Type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nnotationDescriptorReader.AnnotationDescriptorReader( List &lt; Class &gt; annotatedClass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DescriptorReader.addDescriptorsFromFields( MappingDescriptor mappingDescriptor , ClassDescriptor classDescriptor , Class clazz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nnotationDescriptorReader.addFieldDescriptor( ClassDescriptor classDescriptor , String fieldName , Field fieldAnnotat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AnnotationDescriptorReader.addDescriptorsFromGetters( MappingDescriptor mappingDescriptor , ClassDescriptor classDescriptor , Class clazz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